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94cm"/>
    </style:style>
    <style:style style:name="co2" style:family="table-column">
      <style:table-column-properties fo:break-before="auto" style:column-width="0.543cm"/>
    </style:style>
    <style:style style:name="co3" style:family="table-column">
      <style:table-column-properties fo:break-before="auto" style:column-width="0.63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9.855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2.19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401cm"/>
    </style:style>
    <style:style style:name="co11" style:family="table-column">
      <style:table-column-properties fo:break-before="auto" style:column-width="0.72cm"/>
    </style:style>
    <style:style style:name="co12" style:family="table-column">
      <style:table-column-properties fo:break-before="auto" style:column-width="1.672cm"/>
    </style:style>
    <style:style style:name="co13" style:family="table-column">
      <style:table-column-properties fo:break-before="auto" style:column-width="2.625cm"/>
    </style:style>
    <style:style style:name="co14" style:family="table-column">
      <style:table-column-properties fo:break-before="auto" style:column-width="16.768cm"/>
    </style:style>
    <style:style style:name="co15" style:family="table-column">
      <style:table-column-properties fo:break-before="auto" style:column-width="1.517cm"/>
    </style:style>
    <style:style style:name="co16" style:family="table-column">
      <style:table-column-properties fo:break-before="auto" style:column-width="0.836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15.755cm"/>
    </style:style>
    <style:style style:name="ro1" style:family="table-row">
      <style:table-row-properties style:row-height="0.8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17">
      <style:table-cell-properties fo:background-color="#3465a4" fo:wrap-option="wrap"/>
      <style:text-properties fo:color="#ffffff"/>
    </style:style>
    <style:style style:name="ce2" style:family="table-cell" style:parent-style-name="Default" style:data-style-name="N117">
      <style:table-cell-properties fo:background-color="#dddddd"/>
    </style:style>
    <style:style style:name="ce3" style:family="table-cell" style:parent-style-name="Default" style:data-style-name="N117"/>
    <style:style style:name="ce9" style:family="table-cell" style:parent-style-name="Default">
      <style:table-cell-properties fo:background-color="#3465a4" fo:wrap-option="wrap"/>
      <style:text-properties fo:color="#ffffff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 style:data-style-name="N10">
      <style:table-cell-properties fo:background-color="#dddddd"/>
    </style:style>
    <style:style style:name="ce7" style:family="table-cell" style:parent-style-name="Default" style:data-style-name="N119"/>
    <style:style style:name="ce14" style:family="table-cell" style:parent-style-name="Default" style:data-style-name="N117">
      <style:table-cell-properties fo:background-color="#3465a4"/>
      <style:text-properties fo:color="#ffffff"/>
    </style:style>
    <style:style style:name="ce23" style:family="table-cell" style:parent-style-name="Default" style:data-style-name="N120">
      <style:table-cell-properties style:vertical-align="top"/>
    </style:style>
    <style:style style:name="ce24" style:family="table-cell" style:parent-style-name="Default">
      <style:table-cell-properties style:vertical-align="top"/>
    </style:style>
    <style:style style:name="ce25" style:family="table-cell" style:parent-style-name="Default" style:data-style-name="N117">
      <style:table-cell-properties style:vertical-align="top"/>
    </style:style>
    <style:style style:name="ce18" style:family="table-cell" style:parent-style-name="Default">
      <style:table-cell-properties fo:background-color="#3465a4"/>
      <style:text-properties fo:color="#ffffff"/>
    </style:style>
    <style:style style:name="ce26" style:family="table-cell" style:parent-style-name="Default">
      <style:table-cell-properties fo:background-color="#3465a4" fo:wrap-option="wrap"/>
      <style:text-properties fo:color="#ffffff" fo:hyphenate="true"/>
    </style:style>
    <style:style style:name="ce27" style:family="table-cell" style:parent-style-name="Default">
      <style:table-cell-properties fo:wrap-option="wrap" style:vertical-align="top"/>
      <style:text-properties fo:hyphenate="true"/>
    </style:style>
    <style:style style:name="ce28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Functionality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SS</text:p>
          </table:table-cell>
          <table:table-cell table:style-name="ce9" office:value-type="string" calcext:value-type="string">
            <text:p>Section</text:p>
          </table:table-cell>
          <table:table-cell table:style-name="ce9" office:value-type="string" calcext:value-type="string">
            <text:p>Details</text:p>
          </table:table-cell>
          <table:table-cell table:style-name="ce9" office:value-type="string" calcext:value-type="string">
            <text:p>Sub-Details</text:p>
          </table:table-cell>
          <table:table-cell table:style-name="ce9" office:value-type="string" calcext:value-type="string">
            <text:p>Function Points</text:p>
          </table:table-cell>
          <table:table-cell table:style-name="ce9" office:value-type="string" calcext:value-type="string">
            <text:p>Dev Status</text:p>
          </table:table-cell>
          <table:table-cell table:style-name="ce9" office:value-type="string" calcext:value-type="string">
            <text:p>Test Status</text:p>
          </table:table-cell>
        </table:table-row>
        <table:table-row table:style-name="ro2">
          <table:table-cell table:style-name="ce2" office:value-type="float" office:value="0" calcext:value-type="float">
            <text:p>00</text:p>
          </table:table-cell>
          <table:table-cell table:style-name="ce2" table:number-columns-repeated="2"/>
          <table:table-cell table:style-name="ce5" office:value-type="string" calcext:value-type="string">
            <text:p>General</text:p>
          </table:table-cell>
          <table:table-cell table:style-name="ce5" table:number-columns-repeated="2"/>
          <table:table-cell table:style-name="ce5" table:formula="of:=COUNT([.H3:.H12])" office:value-type="float" office:value="5" calcext:value-type="float">
            <text:p>5</text:p>
          </table:table-cell>
          <table:table-cell table:style-name="ce6" table:formula="of:=AVERAGE([.H3:.H12])" office:value-type="percentage" office:value="1" calcext:value-type="percentage">
            <text:p>100%</text:p>
          </table:table-cell>
          <table:table-cell table:style-name="ce6" table:formula="of:=COUNTIF([.$I3:.$I12]; &quot;Yes&quot;)/[.$G2]" office:value-type="percentage" office:value="1" calcext:value-type="percentage">
            <text:p>100%</text:p>
          </table:table-cell>
        </table:table-row>
        <table:table-row-group table:display="false">
          <table:table-row table:style-name="ro2" table:visibility="collapse">
            <table:table-cell table:formula="of:=[.$A$2]" office:value-type="float" office:value="0" calcext:value-type="float">
              <text:p>00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Settings</text:p>
            </table:table-cell>
            <table:table-cell table:number-columns-repeated="2"/>
            <table:table-cell table:style-name="ce7"/>
            <table:table-cell/>
          </table:table-row>
          <table:table-row table:style-name="ro2" table:visibility="collapse">
            <table:table-cell table:formula="of:=[.$A$2]" office:value-type="float" office:value="0" calcext:value-type="float">
              <text:p>00</text:p>
            </table:table-cell>
            <table:table-cell office:value-type="float" office:value="1" calcext:value-type="float">
              <text:p>01</text:p>
            </table:table-cell>
            <table:table-cell table:number-columns-repeated="3"/>
            <table:table-cell office:value-type="string" calcext:value-type="string">
              <text:p>Dark Mode Enable/Disable</text:p>
            </table:table-cell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  <table:table-row table:style-name="ro2" table:visibility="collapse">
            <table:table-cell table:formula="of:=[.$A$2]" office:value-type="float" office:value="0" calcext:value-type="float">
              <text:p>00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About</text:p>
            </table:table-cell>
            <table:table-cell table:number-columns-repeated="2"/>
            <table:table-cell table:style-name="ce7"/>
            <table:table-cell/>
          </table:table-row>
          <table:table-row table:style-name="ro2" table:visibility="collapse">
            <table:table-cell table:formula="of:=[.$A$2]" office:value-type="float" office:value="0" calcext:value-type="float">
              <text:p>00</text:p>
            </table:table-cell>
            <table:table-cell office:value-type="float" office:value="2" calcext:value-type="float">
              <text:p>02</text:p>
            </table:table-cell>
            <table:table-cell table:number-columns-repeated="3"/>
            <table:table-cell office:value-type="string" calcext:value-type="string">
              <text:p>About Text </text:p>
            </table:table-cell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  <table:table-row table:style-name="ro2" table:visibility="collapse">
            <table:table-cell table:formula="of:=[.$A$2]" office:value-type="float" office:value="0" calcext:value-type="float">
              <text:p>00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Home</text:p>
            </table:table-cell>
            <table:table-cell table:number-columns-repeated="2"/>
            <table:table-cell table:style-name="ce7"/>
            <table:table-cell/>
          </table:table-row>
          <table:table-row table:style-name="ro2" table:visibility="collapse">
            <table:table-cell table:formula="of:=[.$A$2]" office:value-type="float" office:value="0" calcext:value-type="float">
              <text:p>00</text:p>
            </table:table-cell>
            <table:table-cell office:value-type="float" office:value="3" calcext:value-type="float">
              <text:p>03</text:p>
            </table:table-cell>
            <table:table-cell table:number-columns-repeated="3"/>
            <table:table-cell office:value-type="string" calcext:value-type="string">
              <text:p>Home Screen</text:p>
            </table:table-cell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  <table:table-row table:style-name="ro2" table:visibility="collapse">
            <table:table-cell table:formula="of:=[.$A$2]" office:value-type="float" office:value="0" calcext:value-type="float">
              <text:p>00</text:p>
            </table:table-cell>
            <table:table-cell office:value-type="float" office:value="4" calcext:value-type="float">
              <text:p>04</text:p>
            </table:table-cell>
            <table:table-cell table:number-columns-repeated="2"/>
            <table:table-cell office:value-type="string" calcext:value-type="string">
              <text:p>Style </text:p>
            </table:table-cell>
            <table:table-cell table:number-columns-repeated="2"/>
            <table:table-cell table:style-name="ce7"/>
            <table:table-cell/>
          </table:table-row>
          <table:table-row table:style-name="ro2" table:visibility="collapse">
            <table:table-cell table:formula="of:=[.$A$2]" office:value-type="float" office:value="0" calcext:value-type="float">
              <text:p>00</text:p>
            </table:table-cell>
            <table:table-cell office:value-type="float" office:value="4" calcext:value-type="float">
              <text:p>04</text:p>
            </table:table-cell>
            <table:table-cell table:number-columns-repeated="3"/>
            <table:table-cell office:value-type="string" calcext:value-type="string">
              <text:p>Develop Style </text:p>
            </table:table-cell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  <table:table-row table:style-name="ro2" table:visibility="collapse">
            <table:table-cell table:formula="of:=[.$A$2]" office:value-type="float" office:value="0" calcext:value-type="float">
              <text:p>00</text:p>
            </table:table-cell>
            <table:table-cell office:value-type="float" office:value="5" calcext:value-type="float">
              <text:p>05</text:p>
            </table:table-cell>
            <table:table-cell table:number-columns-repeated="2"/>
            <table:table-cell office:value-type="string" calcext:value-type="string">
              <text:p>Updates</text:p>
            </table:table-cell>
            <table:table-cell table:number-columns-repeated="2"/>
            <table:table-cell table:style-name="ce7"/>
            <table:table-cell/>
          </table:table-row>
          <table:table-row table:style-name="ro2" table:visibility="collapse">
            <table:table-cell table:formula="of:=[.$A$2]" office:value-type="float" office:value="0" calcext:value-type="float">
              <text:p>00</text:p>
            </table:table-cell>
            <table:table-cell office:value-type="float" office:value="5" calcext:value-type="float">
              <text:p>05</text:p>
            </table:table-cell>
            <table:table-cell table:number-columns-repeated="3"/>
            <table:table-cell office:value-type="string" calcext:value-type="string">
              <text:p>Community Count Refresh</text:p>
            </table:table-cell>
            <table:table-cell office:value-type="string" calcext:value-type="string">
              <text:p>Med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</table:table-row-group>
        <table:table-row table:style-name="ro2">
          <table:table-cell table:style-name="ce2" office:value-type="float" office:value="1" calcext:value-type="float">
            <text:p>01</text:p>
          </table:table-cell>
          <table:table-cell table:style-name="ce2" table:number-columns-repeated="2"/>
          <table:table-cell table:style-name="ce5" office:value-type="string" calcext:value-type="string">
            <text:p>User </text:p>
          </table:table-cell>
          <table:table-cell table:style-name="ce5" table:number-columns-repeated="2"/>
          <table:table-cell table:style-name="ce5" table:formula="of:=COUNT([.H14:.H16])" office:value-type="float" office:value="3" calcext:value-type="float">
            <text:p>3</text:p>
          </table:table-cell>
          <table:table-cell table:style-name="ce6" table:formula="of:=AVERAGE([.H14:.H16])" office:value-type="percentage" office:value="0.666666666666667" calcext:value-type="percentage">
            <text:p>67%</text:p>
          </table:table-cell>
          <table:table-cell table:style-name="ce6" table:formula="of:=COUNTIF([.$I14:.$I16]; &quot;Yes&quot;)/[.$G13]" office:value-type="percentage" office:value="0.666666666666667" calcext:value-type="percentage">
            <text:p>67%</text:p>
          </table:table-cell>
        </table:table-row>
        <table:table-row-group table:display="false">
          <table:table-row table:style-name="ro2" table:visibility="collapse">
            <table:table-cell table:formula="of:=[.$A$13]" office:value-type="float" office:value="1" calcext:value-type="float">
              <text:p>01</text:p>
            </table:table-cell>
            <table:table-cell office:value-type="float" office:value="1" calcext:value-type="float">
              <text:p>01</text:p>
            </table:table-cell>
            <table:table-cell/>
            <table:table-cell office:value-type="string" calcext:value-type="string">
              <text:p><text:s text:c="2"/></text:p>
            </table:table-cell>
            <table:table-cell office:value-type="string" calcext:value-type="string">
              <text:p>Register Player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  <table:table-row table:style-name="ro2" table:visibility="collapse">
            <table:table-cell table:formula="of:=[.$A$13]" office:value-type="float" office:value="1" calcext:value-type="float">
              <text:p>01</text:p>
            </table:table-cell>
            <table:table-cell office:value-type="float" office:value="2" calcext:value-type="float">
              <text:p>02</text:p>
            </table:table-cell>
            <table:table-cell/>
            <table:table-cell office:value-type="string" calcext:value-type="string">
              <text:p><text:s text:c="2"/></text:p>
            </table:table-cell>
            <table:table-cell office:value-type="string" calcext:value-type="string">
              <text:p>Update Profile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  <table:table-row table:style-name="ro2" table:visibility="collapse">
            <table:table-cell table:formula="of:=[.$A$13]" office:value-type="float" office:value="1" calcext:value-type="float">
              <text:p>01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Unregister Player</text:p>
            </table:table-cell>
            <table:table-cell/>
            <table:table-cell office:value-type="string" calcext:value-type="string">
              <text:p>Med</text:p>
            </table:table-cell>
            <table:table-cell table:style-name="ce7" office:value-type="float" office:value="0" calcext:value-type="float">
              <text:p>0.0</text:p>
            </table:table-cell>
            <table:table-cell/>
          </table:table-row>
        </table:table-row-group>
        <table:table-row table:style-name="ro2">
          <table:table-cell table:style-name="ce2" office:value-type="float" office:value="2" calcext:value-type="float">
            <text:p>02</text:p>
          </table:table-cell>
          <table:table-cell table:style-name="ce2" table:number-columns-repeated="2"/>
          <table:table-cell table:style-name="ce5" office:value-type="string" calcext:value-type="string">
            <text:p>Community </text:p>
          </table:table-cell>
          <table:table-cell table:style-name="ce5" table:number-columns-repeated="2"/>
          <table:table-cell table:style-name="ce5" table:formula="of:=COUNT([.H18:.H20])" office:value-type="float" office:value="3" calcext:value-type="float">
            <text:p>3</text:p>
          </table:table-cell>
          <table:table-cell table:style-name="ce6" table:formula="of:=AVERAGE([.H18:.H20])" office:value-type="percentage" office:value="1" calcext:value-type="percentage">
            <text:p>100%</text:p>
          </table:table-cell>
          <table:table-cell table:style-name="ce6" table:formula="of:=COUNTIF([.$I18:.$I20]; &quot;Yes&quot;)/[.$G17]" office:value-type="percentage" office:value="1" calcext:value-type="percentage">
            <text:p>100%</text:p>
          </table:table-cell>
        </table:table-row>
        <table:table-row-group table:display="false">
          <table:table-row table:style-name="ro2" table:visibility="collapse">
            <table:table-cell table:formula="of:=[.$A$17]" office:value-type="float" office:value="2" calcext:value-type="float">
              <text:p>02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Community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  <table:table-row table:style-name="ro2" table:visibility="collapse">
            <table:table-cell table:formula="of:=[.$A$17]" office:value-type="float" office:value="2" calcext:value-type="float">
              <text:p>02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Edit Community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  <table:table-row table:style-name="ro2" table:visibility="collapse">
            <table:table-cell table:formula="of:=[.$A$17]" office:value-type="float" office:value="2" calcext:value-type="float">
              <text:p>02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Delete Community</text:p>
            </table:table-cell>
            <table:table-cell/>
            <table:table-cell office:value-type="string" calcext:value-type="string">
              <text:p>Med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</table:table-row-group>
        <table:table-row table:style-name="ro2">
          <table:table-cell table:style-name="ce2" office:value-type="float" office:value="3" calcext:value-type="float">
            <text:p>03</text:p>
          </table:table-cell>
          <table:table-cell table:style-name="ce2" table:number-columns-repeated="2"/>
          <table:table-cell table:style-name="ce5" office:value-type="string" calcext:value-type="string">
            <text:p>Members</text:p>
          </table:table-cell>
          <table:table-cell table:style-name="ce5" table:number-columns-repeated="2"/>
          <table:table-cell table:style-name="ce5" table:formula="of:=COUNT([.H22:.H24])" office:value-type="float" office:value="3" calcext:value-type="float">
            <text:p>3</text:p>
          </table:table-cell>
          <table:table-cell table:style-name="ce6" table:formula="of:=AVERAGE([.H22:.H24])" office:value-type="percentage" office:value="0.666666666666667" calcext:value-type="percentage">
            <text:p>67%</text:p>
          </table:table-cell>
          <table:table-cell table:style-name="ce6" table:formula="of:=COUNTIF([.$I22:.$I24]; &quot;Yes&quot;)/[.$G21]" office:value-type="percentage" office:value="0.666666666666667" calcext:value-type="percentage">
            <text:p>67%</text:p>
          </table:table-cell>
        </table:table-row>
        <table:table-row-group table:display="false">
          <table:table-row table:style-name="ro2" table:visibility="collapse">
            <table:table-cell table:formula="of:=[.$A$21]" office:value-type="float" office:value="3" calcext:value-type="float">
              <text:p>03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Member</text:p>
            </table:table-cell>
            <table:table-cell/>
            <table:table-cell office:value-type="string" calcext:value-type="string">
              <text:p>Med</text:p>
            </table:table-cell>
            <table:table-cell table:style-name="ce7" office:value-type="float" office:value="0" calcext:value-type="float">
              <text:p>0.0</text:p>
            </table:table-cell>
            <table:table-cell/>
          </table:table-row>
          <table:table-row table:style-name="ro2" table:visibility="collapse">
            <table:table-cell table:formula="of:=[.$A$21]" office:value-type="float" office:value="3" calcext:value-type="float">
              <text:p>03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Remove Member</text:p>
            </table:table-cell>
            <table:table-cell/>
            <table:table-cell office:value-type="string" calcext:value-type="string">
              <text:p>Med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  <table:table-row table:style-name="ro2" table:visibility="collapse">
            <table:table-cell table:formula="of:=[.$A$21]" office:value-type="float" office:value="3" calcext:value-type="float">
              <text:p>03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Edit Member (Credits) 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</table:table-row-group>
        <table:table-row table:style-name="ro2">
          <table:table-cell table:style-name="ce2" office:value-type="float" office:value="4" calcext:value-type="float">
            <text:p>04</text:p>
          </table:table-cell>
          <table:table-cell table:style-name="ce2" table:number-columns-repeated="2"/>
          <table:table-cell table:style-name="ce5" office:value-type="string" calcext:value-type="string">
            <text:p>Series</text:p>
          </table:table-cell>
          <table:table-cell table:style-name="ce5" table:number-columns-repeated="2"/>
          <table:table-cell table:style-name="ce5" table:formula="of:=COUNT([.H26:.H28])" office:value-type="float" office:value="3" calcext:value-type="float">
            <text:p>3</text:p>
          </table:table-cell>
          <table:table-cell table:style-name="ce6" table:formula="of:=AVERAGE([.H26:.H28])" office:value-type="percentage" office:value="1" calcext:value-type="percentage">
            <text:p>100%</text:p>
          </table:table-cell>
          <table:table-cell table:style-name="ce6" table:formula="of:=COUNTIF([.$I26:.$I28]; &quot;Yes&quot;)/[.$G25]" office:value-type="percentage" office:value="1" calcext:value-type="percentage">
            <text:p>100%</text:p>
          </table:table-cell>
        </table:table-row>
        <table:table-row-group table:display="false">
          <table:table-row table:style-name="ro2" table:visibility="collapse">
            <table:table-cell table:formula="of:=[.$A$25]" office:value-type="float" office:value="4" calcext:value-type="float">
              <text:p>04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Series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  <table:table-row table:style-name="ro2" table:visibility="collapse">
            <table:table-cell table:formula="of:=[.$A$25]" office:value-type="float" office:value="4" calcext:value-type="float">
              <text:p>04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Edit Series 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  <table:table-row table:style-name="ro2" table:visibility="collapse">
            <table:table-cell table:formula="of:=[.$A$25]" office:value-type="float" office:value="4" calcext:value-type="float">
              <text:p>04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Delete Series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</table:table-row-group>
        <table:table-row table:style-name="ro2">
          <table:table-cell table:style-name="ce2" office:value-type="float" office:value="5" calcext:value-type="float">
            <text:p>05</text:p>
          </table:table-cell>
          <table:table-cell table:style-name="ce2" table:number-columns-repeated="2"/>
          <table:table-cell table:style-name="ce5" office:value-type="string" calcext:value-type="string">
            <text:p>Access</text:p>
          </table:table-cell>
          <table:table-cell table:style-name="ce5" table:number-columns-repeated="2"/>
          <table:table-cell table:style-name="ce5" table:formula="of:=COUNT([.H30:.H31])" office:value-type="float" office:value="2" calcext:value-type="float">
            <text:p>2</text:p>
          </table:table-cell>
          <table:table-cell table:style-name="ce6" table:formula="of:=AVERAGE([.H30:.H31])" office:value-type="percentage" office:value="1" calcext:value-type="percentage">
            <text:p>100%</text:p>
          </table:table-cell>
          <table:table-cell table:style-name="ce6" table:formula="of:=COUNTIF([.$I30:.$I31]; &quot;Yes&quot;)/[.$G29]" office:value-type="percentage" office:value="1" calcext:value-type="percentage">
            <text:p>100%</text:p>
          </table:table-cell>
        </table:table-row>
        <table:table-row-group table:display="false">
          <table:table-row table:style-name="ro2" table:visibility="collapse">
            <table:table-cell table:formula="of:=[.A29]" office:value-type="float" office:value="5" calcext:value-type="float">
              <text:p>05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Community Access to Series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  <table:table-row table:style-name="ro2" table:visibility="collapse">
            <table:table-cell office:value-type="float" office:value="4" calcext:value-type="float">
              <text:p>04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Delete Community Access from Series</text:p>
            </table:table-cell>
            <table:table-cell/>
            <table:table-cell office:value-type="string" calcext:value-type="string">
              <text:p>Med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</table:table-row-group>
        <table:table-row table:style-name="ro2">
          <table:table-cell table:style-name="ce2" office:value-type="float" office:value="6" calcext:value-type="float">
            <text:p>06</text:p>
          </table:table-cell>
          <table:table-cell table:style-name="ce2" table:number-columns-repeated="2"/>
          <table:table-cell table:style-name="ce5" office:value-type="string" calcext:value-type="string">
            <text:p>Games</text:p>
          </table:table-cell>
          <table:table-cell table:style-name="ce5" table:number-columns-repeated="2"/>
          <table:table-cell table:style-name="ce5" table:formula="of:=COUNT([.H33:.H35])" office:value-type="float" office:value="3" calcext:value-type="float">
            <text:p>3</text:p>
          </table:table-cell>
          <table:table-cell table:style-name="ce6" table:formula="of:=AVERAGE([.H33:.H35])" office:value-type="percentage" office:value="1" calcext:value-type="percentage">
            <text:p>100%</text:p>
          </table:table-cell>
          <table:table-cell table:style-name="ce6" table:formula="of:=COUNTIF([.$I33:.$I35]; &quot;Yes&quot;)/[.$G32]" office:value-type="percentage" office:value="1" calcext:value-type="percentage">
            <text:p>100%</text:p>
          </table:table-cell>
        </table:table-row>
        <table:table-row-group table:display="false">
          <table:table-row table:style-name="ro2" table:visibility="collapse">
            <table:table-cell table:formula="of:=[.A32]" office:value-type="float" office:value="6" calcext:value-type="float">
              <text:p>06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Game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  <table:table-row table:style-name="ro2" table:visibility="collapse">
            <table:table-cell office:value-type="float" office:value="4" calcext:value-type="float">
              <text:p>04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Edit Game 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  <table:table-row table:style-name="ro2" table:visibility="collapse">
            <table:table-cell office:value-type="float" office:value="4" calcext:value-type="float">
              <text:p>04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Delete Game</text:p>
            </table:table-cell>
            <table:table-cell/>
            <table:table-cell office:value-type="string" calcext:value-type="string">
              <text:p>Med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</table:table-row-group>
        <table:table-row table:style-name="ro2">
          <table:table-cell table:style-name="ce2" office:value-type="float" office:value="7" calcext:value-type="float">
            <text:p>07</text:p>
          </table:table-cell>
          <table:table-cell table:style-name="ce2" table:number-columns-repeated="2"/>
          <table:table-cell table:style-name="ce5" office:value-type="string" calcext:value-type="string">
            <text:p>Memberships</text:p>
          </table:table-cell>
          <table:table-cell table:style-name="ce5" table:number-columns-repeated="2"/>
          <table:table-cell table:style-name="ce5" table:formula="of:=COUNT([.H37:.H49])" office:value-type="float" office:value="5" calcext:value-type="float">
            <text:p>5</text:p>
          </table:table-cell>
          <table:table-cell table:style-name="ce6" table:formula="of:=AVERAGE([.H37:.H49])" office:value-type="percentage" office:value="0.6" calcext:value-type="percentage">
            <text:p>60%</text:p>
          </table:table-cell>
          <table:table-cell table:style-name="ce6" table:formula="of:=COUNTIF([.$I37:.$I49]; &quot;Yes&quot;)/[.$G36]" office:value-type="percentage" office:value="0.6" calcext:value-type="percentage">
            <text:p>60%</text:p>
          </table:table-cell>
        </table:table-row>
        <table:table-row-group>
          <table:table-row table:style-name="ro2">
            <table:table-cell table:formula="of:=[.$A$36]" office:value-type="float" office:value="7" calcext:value-type="float">
              <text:p>07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Request Add to Community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  <table:table-row table:style-name="ro2">
            <table:table-cell table:formula="of:=[.$A$36]" office:value-type="float" office:value="7" calcext:value-type="float">
              <text:p>07</text:p>
            </table:table-cell>
            <table:table-cell table:number-columns-repeated="2"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ccept Community Add Request (See Messages)</text:p>
            </table:table-cell>
            <table:table-cell/>
            <table:table-cell table:style-name="ce7"/>
            <table:table-cell/>
          </table:table-row>
          <table:table-row table:style-name="ro2">
            <table:table-cell table:formula="of:=[.$A$36]" office:value-type="float" office:value="7" calcext:value-type="float">
              <text:p>07</text:p>
            </table:table-cell>
            <table:table-cell office:value-type="float" office:value="1" calcext:value-type="float">
              <text:p>01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Reject Community Add Request (See Messages)</text:p>
            </table:table-cell>
            <table:table-cell/>
            <table:table-cell table:style-name="ce7"/>
            <table:table-cell/>
          </table:table-row>
          <table:table-row table:style-name="ro2">
            <table:table-cell table:formula="of:=[.$A$36]" office:value-type="float" office:value="7" calcext:value-type="float">
              <text:p>07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Request Remove from Community 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  <table:table-row table:style-name="ro2">
            <table:table-cell table:formula="of:=[.$A$36]" office:value-type="float" office:value="7" calcext:value-type="float">
              <text:p>07</text:p>
            </table:table-cell>
            <table:table-cell office:value-type="float" office:value="2" calcext:value-type="float">
              <text:p>02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ccept Community Remove Request (See Messages)</text:p>
            </table:table-cell>
            <table:table-cell/>
            <table:table-cell table:style-name="ce7"/>
            <table:table-cell/>
          </table:table-row>
          <table:table-row table:style-name="ro2">
            <table:table-cell table:formula="of:=[.$A$36]" office:value-type="float" office:value="7" calcext:value-type="float">
              <text:p>07</text:p>
            </table:table-cell>
            <table:table-cell table:number-columns-repeated="2"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Reject Community Remove Request (See Messages)</text:p>
            </table:table-cell>
            <table:table-cell/>
            <table:table-cell table:style-name="ce7"/>
            <table:table-cell/>
          </table:table-row>
          <table:table-row table:style-name="ro2">
            <table:table-cell table:formula="of:=[.$A$36]" office:value-type="float" office:value="7" calcext:value-type="float">
              <text:p>07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Request Membership Add Credits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0" calcext:value-type="float">
              <text:p>0.0</text:p>
            </table:table-cell>
            <table:table-cell/>
          </table:table-row>
          <table:table-row table:style-name="ro2">
            <table:table-cell table:formula="of:=[.$A$36]" office:value-type="float" office:value="7" calcext:value-type="float">
              <text:p>07</text:p>
            </table:table-cell>
            <table:table-cell office:value-type="float" office:value="3" calcext:value-type="float">
              <text:p>03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ccept Membership Add Credit Request (See Messages)</text:p>
            </table:table-cell>
            <table:table-cell/>
            <table:table-cell table:style-name="ce7"/>
            <table:table-cell/>
          </table:table-row>
          <table:table-row table:style-name="ro2">
            <table:table-cell table:formula="of:=[.$A$36]" office:value-type="float" office:value="7" calcext:value-type="float">
              <text:p>07</text:p>
            </table:table-cell>
            <table:table-cell office:value-type="float" office:value="3" calcext:value-type="float">
              <text:p>03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Reject Community Add Credit Request (See Messages)</text:p>
            </table:table-cell>
            <table:table-cell/>
            <table:table-cell table:style-name="ce7"/>
            <table:table-cell/>
          </table:table-row>
          <table:table-row table:style-name="ro2">
            <table:table-cell table:formula="of:=[.$A$36]" office:value-type="float" office:value="7" calcext:value-type="float">
              <text:p>07</text:p>
            </table:table-cell>
            <table:table-cell office:value-type="float" office:value="4" calcext:value-type="float">
              <text:p>04</text:p>
            </table:table-cell>
            <table:table-cell table:number-columns-repeated="2"/>
            <table:table-cell office:value-type="string" calcext:value-type="string">
              <text:p>Request Membership Remove Credits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0" calcext:value-type="float">
              <text:p>0.0</text:p>
            </table:table-cell>
            <table:table-cell/>
          </table:table-row>
          <table:table-row table:style-name="ro2">
            <table:table-cell table:formula="of:=[.$A$36]" office:value-type="float" office:value="7" calcext:value-type="float">
              <text:p>07</text:p>
            </table:table-cell>
            <table:table-cell office:value-type="float" office:value="4" calcext:value-type="float">
              <text:p>04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ccept Membership Add Credit Request (See Messages)</text:p>
            </table:table-cell>
            <table:table-cell/>
            <table:table-cell table:style-name="ce7"/>
            <table:table-cell/>
          </table:table-row>
          <table:table-row table:style-name="ro2">
            <table:table-cell table:formula="of:=[.$A$36]" office:value-type="float" office:value="7" calcext:value-type="float">
              <text:p>07</text:p>
            </table:table-cell>
            <table:table-cell office:value-type="float" office:value="4" calcext:value-type="float">
              <text:p>04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Reject Community Add Credit Request (See Messages)</text:p>
            </table:table-cell>
            <table:table-cell/>
            <table:table-cell table:style-name="ce7"/>
            <table:table-cell/>
          </table:table-row>
          <table:table-row table:style-name="ro2">
            <table:table-cell table:formula="of:=[.$A$36]" office:value-type="float" office:value="7" calcext:value-type="float">
              <text:p>07</text:p>
            </table:table-cell>
            <table:table-cell office:value-type="float" office:value="4" calcext:value-type="float">
              <text:p>04</text:p>
            </table:table-cell>
            <table:table-cell office:value-type="float" office:value="3" calcext:value-type="float">
              <text:p>03</text:p>
            </table:table-cell>
            <table:table-cell/>
            <table:table-cell office:value-type="string" calcext:value-type="string">
              <text:p>Delete Membership 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</table:table-row-group>
        <table:table-row table:style-name="ro2">
          <table:table-cell table:style-name="ce2" office:value-type="float" office:value="8" calcext:value-type="float">
            <text:p>08</text:p>
          </table:table-cell>
          <table:table-cell table:style-name="ce2" table:number-columns-repeated="2"/>
          <table:table-cell table:style-name="ce5" office:value-type="string" calcext:value-type="string">
            <text:p>Boards</text:p>
          </table:table-cell>
          <table:table-cell table:style-name="ce5" table:number-columns-repeated="2"/>
          <table:table-cell table:style-name="ce5" table:formula="of:=COUNT([.H51:.H53])" office:value-type="float" office:value="3" calcext:value-type="float">
            <text:p>3</text:p>
          </table:table-cell>
          <table:table-cell table:style-name="ce6" table:formula="of:=AVERAGE([.H51:.H53])" office:value-type="percentage" office:value="0.666666666666667" calcext:value-type="percentage">
            <text:p>67%</text:p>
          </table:table-cell>
          <table:table-cell table:style-name="ce6" table:formula="of:=COUNTIF([.$I51:.$I53]; &quot;Yes&quot;)/[.$G50]" office:value-type="percentage" office:value="0.666666666666667" calcext:value-type="percentage">
            <text:p>67%</text:p>
          </table:table-cell>
        </table:table-row>
        <table:table-row-group table:display="false">
          <table:table-row table:style-name="ro2" table:visibility="collapse">
            <table:table-cell table:formula="of:=[.$A$50]" office:value-type="float" office:value="8" calcext:value-type="float">
              <text:p>08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View Board</text:p>
            </table:table-cell>
            <table:table-cell table:number-columns-repeated="2"/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  <table:table-row table:style-name="ro2" table:visibility="collapse">
            <table:table-cell table:formula="of:=[.$A$50]" office:value-type="float" office:value="8" calcext:value-type="float">
              <text:p>08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Set Scores </text:p>
            </table:table-cell>
            <table:table-cell table:number-columns-repeated="2"/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  <table:table-row table:style-name="ro2" table:visibility="collapse">
            <table:table-cell table:formula="of:=[.$A$50]" office:value-type="float" office:value="8" calcext:value-type="float">
              <text:p>08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Request Square </text:p>
            </table:table-cell>
            <table:table-cell table:number-columns-repeated="2"/>
            <table:table-cell table:style-name="ce7" office:value-type="float" office:value="0" calcext:value-type="float">
              <text:p>0.0</text:p>
            </table:table-cell>
            <table:table-cell/>
          </table:table-row>
        </table:table-row-group>
        <table:table-row table:style-name="ro2">
          <table:table-cell table:style-name="ce2" office:value-type="float" office:value="9" calcext:value-type="float">
            <text:p>09</text:p>
          </table:table-cell>
          <table:table-cell table:style-name="ce2" table:number-columns-repeated="2"/>
          <table:table-cell table:style-name="ce5" office:value-type="string" calcext:value-type="string">
            <text:p>Messages </text:p>
          </table:table-cell>
          <table:table-cell table:style-name="ce5" table:number-columns-repeated="2"/>
          <table:table-cell table:style-name="ce5" table:formula="of:=COUNT([.H55:.H69])" office:value-type="float" office:value="15" calcext:value-type="float">
            <text:p>15</text:p>
          </table:table-cell>
          <table:table-cell table:style-name="ce6" table:formula="of:=AVERAGE([.H55:.H69])" office:value-type="percentage" office:value="0.4" calcext:value-type="percentage">
            <text:p>40%</text:p>
          </table:table-cell>
          <table:table-cell table:style-name="ce6" table:formula="of:=COUNTIF([.$I55:.$I69]; &quot;Yes&quot;)/[.$G54]" office:value-type="percentage" office:value="0.4" calcext:value-type="percentage">
            <text:p>40%</text:p>
          </table:table-cell>
        </table:table-row>
        <table:table-row-group table:display="false">
          <table:table-row table:style-name="ro2" table:visibility="collapse">
            <table:table-cell table:formula="of:=[.$A$54]" office:value-type="float" office:value="9" calcext:value-type="float">
              <text:p>09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ccept Community Add Request</text:p>
            </table:table-cell>
            <table:table-cell table:number-columns-repeated="2"/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  <table:table-row table:style-name="ro2" table:visibility="collapse">
            <table:table-cell table:formula="of:=[.$A$54]" office:value-type="float" office:value="9" calcext:value-type="float">
              <text:p>09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Reject Community Add Request</text:p>
            </table:table-cell>
            <table:table-cell table:number-columns-repeated="2"/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  <table:table-row table:style-name="ro2" table:visibility="collapse">
            <table:table-cell table:formula="of:=[.$A$54]" office:value-type="float" office:value="9" calcext:value-type="float">
              <text:p>09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Accept Community Add Response</text:p>
            </table:table-cell>
            <table:table-cell table:number-columns-repeated="2"/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  <table:table-row table:style-name="ro2" table:visibility="collapse">
            <table:table-cell table:formula="of:=[.$A$54]" office:value-type="float" office:value="9" calcext:value-type="float">
              <text:p>09</text:p>
            </table:table-cell>
            <table:table-cell office:value-type="float" office:value="4" calcext:value-type="float">
              <text:p>04</text:p>
            </table:table-cell>
            <table:table-cell table:number-columns-repeated="2"/>
            <table:table-cell office:value-type="string" calcext:value-type="string">
              <text:p>Accept Community Remove Request</text:p>
            </table:table-cell>
            <table:table-cell table:number-columns-repeated="2"/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  <table:table-row table:style-name="ro2" table:visibility="collapse">
            <table:table-cell table:formula="of:=[.$A$54]" office:value-type="float" office:value="9" calcext:value-type="float">
              <text:p>09</text:p>
            </table:table-cell>
            <table:table-cell office:value-type="float" office:value="5" calcext:value-type="float">
              <text:p>05</text:p>
            </table:table-cell>
            <table:table-cell table:number-columns-repeated="2"/>
            <table:table-cell office:value-type="string" calcext:value-type="string">
              <text:p>Reject Community Remove Request</text:p>
            </table:table-cell>
            <table:table-cell table:number-columns-repeated="2"/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  <table:table-row table:style-name="ro2" table:visibility="collapse">
            <table:table-cell table:formula="of:=[.$A$54]" office:value-type="float" office:value="9" calcext:value-type="float">
              <text:p>09</text:p>
            </table:table-cell>
            <table:table-cell office:value-type="float" office:value="6" calcext:value-type="float">
              <text:p>06</text:p>
            </table:table-cell>
            <table:table-cell table:number-columns-repeated="2"/>
            <table:table-cell office:value-type="string" calcext:value-type="string">
              <text:p>Accept Community Remove Response</text:p>
            </table:table-cell>
            <table:table-cell table:number-columns-repeated="2"/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</table:table-row>
          <table:table-row table:style-name="ro2" table:visibility="collapse">
            <table:table-cell table:formula="of:=[.$A$54]" office:value-type="float" office:value="9" calcext:value-type="float">
              <text:p>09</text:p>
            </table:table-cell>
            <table:table-cell office:value-type="float" office:value="7" calcext:value-type="float">
              <text:p>07</text:p>
            </table:table-cell>
            <table:table-cell table:number-columns-repeated="2"/>
            <table:table-cell office:value-type="string" calcext:value-type="string">
              <text:p>Accept Membership Add Credits Request</text:p>
            </table:table-cell>
            <table:table-cell table:number-columns-repeated="2"/>
            <table:table-cell table:style-name="ce7" office:value-type="float" office:value="0" calcext:value-type="float">
              <text:p>0.0</text:p>
            </table:table-cell>
            <table:table-cell/>
          </table:table-row>
          <table:table-row table:style-name="ro2" table:visibility="collapse">
            <table:table-cell table:formula="of:=[.$A$54]" office:value-type="float" office:value="9" calcext:value-type="float">
              <text:p>09</text:p>
            </table:table-cell>
            <table:table-cell office:value-type="float" office:value="8" calcext:value-type="float">
              <text:p>08</text:p>
            </table:table-cell>
            <table:table-cell table:number-columns-repeated="2"/>
            <table:table-cell office:value-type="string" calcext:value-type="string">
              <text:p>Reject Membership Add Credits Request</text:p>
            </table:table-cell>
            <table:table-cell table:number-columns-repeated="2"/>
            <table:table-cell table:style-name="ce7" office:value-type="float" office:value="0" calcext:value-type="float">
              <text:p>0.0</text:p>
            </table:table-cell>
            <table:table-cell/>
          </table:table-row>
          <table:table-row table:style-name="ro2" table:visibility="collapse">
            <table:table-cell table:formula="of:=[.$A$54]" office:value-type="float" office:value="9" calcext:value-type="float">
              <text:p>09</text:p>
            </table:table-cell>
            <table:table-cell office:value-type="float" office:value="9" calcext:value-type="float">
              <text:p>09</text:p>
            </table:table-cell>
            <table:table-cell table:number-columns-repeated="2"/>
            <table:table-cell office:value-type="string" calcext:value-type="string">
              <text:p>Accept Membership Add Credit Response</text:p>
            </table:table-cell>
            <table:table-cell table:number-columns-repeated="2"/>
            <table:table-cell table:style-name="ce7" office:value-type="float" office:value="0" calcext:value-type="float">
              <text:p>0.0</text:p>
            </table:table-cell>
            <table:table-cell/>
          </table:table-row>
          <table:table-row table:style-name="ro2" table:visibility="collapse">
            <table:table-cell table:formula="of:=[.$A$54]" office:value-type="float" office:value="9" calcext:value-type="float">
              <text:p>09</text:p>
            </table:table-cell>
            <table:table-cell office:value-type="float" office:value="10" calcext:value-type="float">
              <text:p>10</text:p>
            </table:table-cell>
            <table:table-cell table:number-columns-repeated="2"/>
            <table:table-cell office:value-type="string" calcext:value-type="string">
              <text:p>Accept Membership Remove Credits Request</text:p>
            </table:table-cell>
            <table:table-cell table:number-columns-repeated="2"/>
            <table:table-cell table:style-name="ce7" office:value-type="float" office:value="0" calcext:value-type="float">
              <text:p>0.0</text:p>
            </table:table-cell>
            <table:table-cell/>
          </table:table-row>
          <table:table-row table:style-name="ro2" table:visibility="collapse">
            <table:table-cell table:formula="of:=[.$A$54]" office:value-type="float" office:value="9" calcext:value-type="float">
              <text:p>09</text:p>
            </table:table-cell>
            <table:table-cell office:value-type="float" office:value="11" calcext:value-type="float">
              <text:p>11</text:p>
            </table:table-cell>
            <table:table-cell table:number-columns-repeated="2"/>
            <table:table-cell office:value-type="string" calcext:value-type="string">
              <text:p>Reject Membership Remove Credits Request</text:p>
            </table:table-cell>
            <table:table-cell table:number-columns-repeated="2"/>
            <table:table-cell table:style-name="ce7" office:value-type="float" office:value="0" calcext:value-type="float">
              <text:p>0.0</text:p>
            </table:table-cell>
            <table:table-cell/>
          </table:table-row>
          <table:table-row table:style-name="ro2" table:visibility="collapse">
            <table:table-cell table:formula="of:=[.$A$54]" office:value-type="float" office:value="9" calcext:value-type="float">
              <text:p>09</text:p>
            </table:table-cell>
            <table:table-cell office:value-type="float" office:value="12" calcext:value-type="float">
              <text:p>12</text:p>
            </table:table-cell>
            <table:table-cell table:number-columns-repeated="2"/>
            <table:table-cell office:value-type="string" calcext:value-type="string">
              <text:p>Accept Membership Remove Credit Response</text:p>
            </table:table-cell>
            <table:table-cell table:number-columns-repeated="2"/>
            <table:table-cell table:style-name="ce7" office:value-type="float" office:value="0" calcext:value-type="float">
              <text:p>0.0</text:p>
            </table:table-cell>
            <table:table-cell/>
          </table:table-row>
          <table:table-row table:style-name="ro2" table:visibility="collapse">
            <table:table-cell table:formula="of:=[.$A$54]" office:value-type="float" office:value="9" calcext:value-type="float">
              <text:p>09</text:p>
            </table:table-cell>
            <table:table-cell office:value-type="float" office:value="13" calcext:value-type="float">
              <text:p>13</text:p>
            </table:table-cell>
            <table:table-cell table:number-columns-repeated="2"/>
            <table:table-cell office:value-type="string" calcext:value-type="string">
              <text:p>Accept Square Request</text:p>
            </table:table-cell>
            <table:table-cell table:number-columns-repeated="2"/>
            <table:table-cell table:style-name="ce7" office:value-type="float" office:value="0" calcext:value-type="float">
              <text:p>0.0</text:p>
            </table:table-cell>
            <table:table-cell/>
          </table:table-row>
          <table:table-row table:style-name="ro2" table:visibility="collapse">
            <table:table-cell table:formula="of:=[.$A$54]" office:value-type="float" office:value="9" calcext:value-type="float">
              <text:p>09</text:p>
            </table:table-cell>
            <table:table-cell office:value-type="float" office:value="14" calcext:value-type="float">
              <text:p>14</text:p>
            </table:table-cell>
            <table:table-cell table:number-columns-repeated="2"/>
            <table:table-cell office:value-type="string" calcext:value-type="string">
              <text:p>Reject Square Request</text:p>
            </table:table-cell>
            <table:table-cell table:number-columns-repeated="2"/>
            <table:table-cell table:style-name="ce7" office:value-type="float" office:value="0" calcext:value-type="float">
              <text:p>0.0</text:p>
            </table:table-cell>
            <table:table-cell/>
          </table:table-row>
          <table:table-row table:style-name="ro2" table:visibility="collapse">
            <table:table-cell table:formula="of:=[.$A$54]" office:value-type="float" office:value="9" calcext:value-type="float">
              <text:p>09</text:p>
            </table:table-cell>
            <table:table-cell office:value-type="float" office:value="15" calcext:value-type="float">
              <text:p>15</text:p>
            </table:table-cell>
            <table:table-cell table:number-columns-repeated="2"/>
            <table:table-cell office:value-type="string" calcext:value-type="string">
              <text:p>Accept Square Response</text:p>
            </table:table-cell>
            <table:table-cell table:number-columns-repeated="2"/>
            <table:table-cell table:style-name="ce7" office:value-type="float" office:value="0" calcext:value-type="float">
              <text:p>0.0</text:p>
            </table:table-cell>
            <table:table-cell/>
          </table:table-row>
        </table:table-row-group>
        <table:table-row table:style-name="ro2" table:number-rows-repeated="1048506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Functionality.H13:Functionality.I13 Functionality.H17:Functionality.I17 Functionality.H21:Functionality.I21 Functionality.H25:Functionality.I25 Functionality.H32:Functionality.I32 Functionality.H36:Functionality.I36 Functionality.H50:Functionality.I50 Functionality.H54:Functionality.I54 Functionality.H2:Functionality.I2 Functionality.H29:Functionality.I29">
            <calcext:color-scale>
              <calcext:color-scale-entry calcext:value="0" calcext:type="minimum" calcext:color="#ff0000"/>
              <calcext:color-scale-entry calcext:value="50" calcext:type="percent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Enhanements" table:style-name="ta1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8"/>
        <table:table-row table:style-name="ro2">
          <table:table-cell table:style-name="ce14" office:value-type="string" calcext:value-type="string">
            <text:p>EnhNo</text:p>
          </table:table-cell>
          <table:table-cell table:style-name="ce14" office:value-type="string" calcext:value-type="string">
            <text:p>S</text:p>
          </table:table-cell>
          <table:table-cell table:style-name="ce18" office:value-type="string" calcext:value-type="string">
            <text:p>Section</text:p>
          </table:table-cell>
          <table:table-cell table:style-name="ce18" office:value-type="string" calcext:value-type="string">
            <text:p>Prio</text:p>
          </table:table-cell>
          <table:table-cell table:style-name="ce18" office:value-type="string" calcext:value-type="string">
            <text:p>Dev Status</text:p>
          </table:table-cell>
          <table:table-cell table:style-name="ce26" office:value-type="string" calcext:value-type="string">
            <text:p>Comment</text:p>
          </table:table-cell>
        </table:table-row>
        <table:table-row table:style-name="ro1">
          <table:table-cell table:style-name="ce23" office:value-type="float" office:value="1" calcext:value-type="float">
            <text:p>001</text:p>
          </table:table-cell>
          <table:table-cell table:style-name="ce25" office:value-type="float" office:value="8" calcext:value-type="float">
            <text:p>08</text:p>
          </table:table-cell>
          <table:table-cell table:style-name="ce24" office:value-type="string" calcext:value-type="string">
            <text:p>Messages</text:p>
          </table:table-cell>
          <table:table-cell table:style-name="ce24" office:value-type="string" calcext:value-type="string">
            <text:p>Low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string" calcext:value-type="string">
            <text:p>Clean up the messages page to eliminate users without messages and make the messages cleaner. Maybe a two step process … pick users =&gt; view messages.</text:p>
          </table:table-cell>
        </table:table-row>
        <table:table-row table:style-name="ro2">
          <table:table-cell table:style-name="ce23" office:value-type="float" office:value="2" calcext:value-type="float">
            <text:p>002</text:p>
          </table:table-cell>
          <table:table-cell table:style-name="ce25" office:value-type="float" office:value="2" calcext:value-type="float">
            <text:p>02</text:p>
          </table:table-cell>
          <table:table-cell table:style-name="ce24" office:value-type="string" calcext:value-type="string">
            <text:p>User</text:p>
          </table:table-cell>
          <table:table-cell table:style-name="ce24" office:value-type="string" calcext:value-type="string">
            <text:p>Med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string" calcext:value-type="string">
            <text:p>Ensure Players are validated before any transactions.</text:p>
          </table:table-cell>
        </table:table-row>
        <table:table-row table:style-name="ro2" table:number-rows-repeated="15">
          <table:table-cell table:style-name="ce23"/>
          <table:table-cell table:style-name="ce25"/>
          <table:table-cell table:style-name="ce24" table:number-columns-repeated="3"/>
          <table:table-cell table:style-name="ce27"/>
        </table:table-row>
        <table:table-row table:style-name="ro2" table:number-rows-repeated="3">
          <table:table-cell table:style-name="ce23"/>
          <table:table-cell table:style-name="ce24" table:number-columns-repeated="4"/>
          <table:table-cell table:style-name="ce27"/>
        </table:table-row>
        <table:table-row table:style-name="ro2" table:number-rows-repeated="6">
          <table:table-cell table:style-name="ce24" table:number-columns-repeated="5"/>
          <table:table-cell table:style-name="ce27"/>
        </table:table-row>
        <table:table-row table:style-name="ro2" table:number-rows-repeated="104854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Defects" table:style-name="ta1">
        <table:table-column table:style-name="co15" table:default-cell-style-name="ce14"/>
        <table:table-column table:style-name="co16" table:default-cell-style-name="ce14"/>
        <table:table-column table:style-name="co13" table:default-cell-style-name="ce18"/>
        <table:table-column table:style-name="co17" table:default-cell-style-name="ce18"/>
        <table:table-column table:style-name="co9" table:default-cell-style-name="ce18"/>
        <table:table-column table:style-name="co18" table:default-cell-style-name="ce26"/>
        <table:table-row table:style-name="ro2">
          <table:table-cell office:value-type="string" calcext:value-type="string">
            <text:p>DefN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Prio</text:p>
          </table:table-cell>
          <table:table-cell office:value-type="string" calcext:value-type="string">
            <text:p>Dev Status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Messages</text:p>
          </table:table-cell>
          <table:table-cell table:style-name="ce24" office:value-type="string" calcext:value-type="string">
            <text:p>Low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0" number:min-decimal-places="0" number:min-integer-digits="2"/>
    </number:number-style>
    <number:percentage-style style:name="N118">
      <number:number number:decimal-places="1" number:min-decimal-places="1" number:min-integer-digits="1"/>
      <number:text>%</number:text>
    </number:percentage-style>
    <number:number-style style:name="N119">
      <number:number number:decimal-places="1" number:min-decimal-places="1" number:min-integer-digits="1"/>
    </number:number-style>
    <number:number-style style:name="N120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00-00-00</text:date>, <text:time style:data-style-name="N2" text:time-value="12:16:36.3115558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0:00:54.640185261</meta:creation-date>
    <dc:date>2023-12-15T17:49:34.328647621</dc:date>
    <meta:editing-duration>PT13H33M11S</meta:editing-duration>
    <meta:editing-cycles>21</meta:editing-cycles>
    <meta:generator>LibreOffice/7.6.4.1$Linux_X86_64 LibreOffice_project/60$Build-1</meta:generator>
    <meta:document-statistic meta:table-count="3" meta:cell-count="376" meta:object-count="0"/>
  </office:meta>
</office:document-meta>
</file>